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Menlo" svg:font-family="Menlo"/>
    <style:font-face style:name="NugSoth" svg:font-family="NugSoth"/>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line-height="138%"/>
      <style:text-properties fo:color="#000000" loext:opacity="100%" style:font-name="Arial" fo:font-size="16pt"/>
    </style:style>
    <style:style style:name="P2" style:family="paragraph" style:parent-style-name="Standard">
      <style:paragraph-properties fo:line-height="138%"/>
      <style:text-properties fo:color="#000000" loext:opacity="100%" style:font-name="Arial" fo:font-size="11pt"/>
    </style:style>
    <style:style style:name="P3" style:family="paragraph" style:parent-style-name="Standard">
      <style:paragraph-properties fo:line-height="138%"/>
      <style:text-properties fo:color="#000000" loext:opacity="100%" style:font-name="NugSoth" fo:font-size="14pt"/>
    </style:style>
    <style:style style:name="P4" style:family="paragraph" style:parent-style-name="Standard">
      <style:paragraph-properties fo:margin-top="0in" fo:margin-bottom="0.0972in" style:contextual-spacing="false" fo:line-height="115%"/>
      <style:text-properties style:font-name="Arial" fo:font-size="11pt"/>
    </style:style>
    <style:style style:name="P5" style:family="paragraph" style:parent-style-name="Standard">
      <style:paragraph-properties fo:margin-top="0in" fo:margin-bottom="0.0972in" style:contextual-spacing="false" fo:line-height="115%"/>
      <style:text-properties style:font-name="Arial" fo:font-size="11pt" style:text-underline-style="solid" style:text-underline-width="auto" style:text-underline-color="font-color" fo:font-weight="bold"/>
    </style:style>
    <style:style style:name="P6" style:family="paragraph" style:parent-style-name="Standard">
      <style:paragraph-properties fo:margin-top="0in" fo:margin-bottom="0.0972in" style:contextual-spacing="false" fo:line-height="115%"/>
      <style:text-properties style:text-line-through-style="solid" style:text-line-through-type="single" style:font-name="Arial" fo:font-size="11pt"/>
    </style:style>
    <style:style style:name="P7" style:family="paragraph" style:parent-style-name="Standard">
      <style:paragraph-properties fo:margin-top="0in" fo:margin-bottom="0.0972in" style:contextual-spacing="false" fo:line-height="115%"/>
      <style:text-properties fo:color="#000000" loext:opacity="100%" style:text-line-through-style="solid" style:text-line-through-type="single" style:font-name="Arial" fo:font-size="11pt"/>
    </style:style>
    <style:style style:name="P8" style:family="paragraph" style:parent-style-name="Standard">
      <style:paragraph-properties fo:line-height="138%"/>
      <style:text-properties fo:color="#000000" loext:opacity="100%" style:font-name="Arial" fo:font-size="11pt" style:text-underline-style="solid" style:text-underline-width="auto" style:text-underline-color="font-color" fo:font-weight="bold"/>
    </style:style>
    <style:style style:name="P9" style:family="paragraph" style:parent-style-name="Standard">
      <style:paragraph-properties fo:line-height="138%"/>
      <style:text-properties fo:color="#000000" loext:opacity="100%" style:text-line-through-style="solid" style:text-line-through-type="single" style:font-name="Arial" fo:font-size="11pt"/>
    </style:style>
    <style:style style:name="P10" style:family="paragraph" style:parent-style-name="Standard" style:list-style-name="L1">
      <style:paragraph-properties fo:margin-left="0.5in" fo:margin-right="0in" fo:line-height="138%" fo:text-indent="-0.5in" style:auto-text-indent="false">
        <style:tab-stops>
          <style:tab-stop style:position="0.1528in"/>
          <style:tab-stop style:position="0.5in"/>
        </style:tab-stops>
      </style:paragraph-properties>
      <style:text-properties fo:color="#000000" loext:opacity="100%" style:font-name="Arial" fo:font-size="11pt"/>
    </style:style>
    <style:style style:name="P11" style:family="paragraph" style:parent-style-name="Standard" style:list-style-name="L1">
      <style:paragraph-properties fo:margin-left="0.5in" fo:margin-right="0in" fo:line-height="138%" fo:text-indent="-0.5in" style:auto-text-indent="false">
        <style:tab-stops>
          <style:tab-stop style:position="0.1528in"/>
          <style:tab-stop style:position="0.5in"/>
        </style:tab-stops>
      </style:paragraph-properties>
      <style:text-properties fo:color="#000000" loext:opacity="100%" style:font-name="Arial" fo:font-size="11pt" fo:background-color="#ffff00"/>
    </style:style>
    <style:style style:name="P12" style:family="paragraph" style:parent-style-name="Standard" style:list-style-name="L1">
      <style:paragraph-properties fo:margin-left="0.5in" fo:margin-right="0in" fo:line-height="138%" fo:text-indent="-0.5in" style:auto-text-indent="false">
        <style:tab-stops>
          <style:tab-stop style:position="0.1528in"/>
          <style:tab-stop style:position="0.5in"/>
        </style:tab-stops>
      </style:paragraph-properties>
      <style:text-properties fo:color="#000000" loext:opacity="100%" style:font-name="Arial" fo:font-size="11pt" officeooo:rsid="001cebb4" officeooo:paragraph-rsid="001cebb4"/>
    </style:style>
    <style:style style:name="P13" style:family="paragraph" style:parent-style-name="Standard" style:list-style-name="L1">
      <style:paragraph-properties fo:margin-left="0.5in" fo:margin-right="0in" fo:line-height="138%" fo:text-indent="-0.5in" style:auto-text-indent="false">
        <style:tab-stops>
          <style:tab-stop style:position="0.1528in"/>
          <style:tab-stop style:position="0.5in"/>
        </style:tab-stops>
      </style:paragraph-properties>
      <style:text-properties fo:color="#000000" loext:opacity="100%" style:text-line-through-style="solid" style:text-line-through-type="single" style:font-name="Arial" fo:font-size="11pt"/>
    </style:style>
    <style:style style:name="P14" style:family="paragraph" style:parent-style-name="Standard" style:list-style-name="L1">
      <style:paragraph-properties fo:margin-left="0.5in" fo:margin-right="0in" fo:line-height="138%" fo:text-indent="-0.5in" style:auto-text-indent="false">
        <style:tab-stops>
          <style:tab-stop style:position="0.1528in"/>
          <style:tab-stop style:position="0.5in"/>
        </style:tab-stops>
      </style:paragraph-properties>
      <style:text-properties style:font-name="Times" fo:font-size="9pt"/>
    </style:style>
    <style:style style:name="T1" style:family="text">
      <style:text-properties fo:font-weight="bold"/>
    </style:style>
    <style:style style:name="T2" style:family="text">
      <style:text-properties fo:font-size="11pt" fo:font-weight="bold"/>
    </style:style>
    <style:style style:name="T3" style:family="text">
      <style:text-properties style:font-name="Menlo"/>
    </style:style>
    <style:style style:name="T4" style:family="text">
      <style:text-properties style:text-line-through-style="solid" style:text-line-through-type="single"/>
    </style:style>
    <style:style style:name="T5" style:family="text">
      <style:text-properties style:text-line-through-style="solid" style:text-line-through-type="single" fo:background-color="transparent" loext:char-shading-value="0"/>
    </style:style>
    <style:style style:name="T6" style:family="text">
      <style:text-properties fo:color="#c9211e" loext:opacity="100%"/>
    </style:style>
    <style:style style:name="T7" style:family="text">
      <style:text-properties fo:background-color="transparent" loext:char-shading-value="0"/>
    </style:style>
    <style:style style:name="T8" style:family="text">
      <style:text-properties fo:color="#000000" loext:opacity="100%" style:font-name="Arial" fo:font-size="11pt"/>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hadow Stalker</text:span><text:span text:style-name="T2"> </text:span></text:p>
      <text:p text:style-name="P3">SHADOW<text:span text:style-name="T3"> </text:span>STALKER</text:p>
      <text:p text:style-name="P4"/>
      <text:p text:style-name="P5">Notes</text:p>
      <text:p text:style-name="P4">Lights only work with backgrounds...still need to figure out.</text:p>
      <text:p text:style-name="P6">Doors need to be consistent ie some doors require the use key (leaving gatehouse into town, while others don’t (gatehouse into caves)</text:p>
      <text:p text:style-name="P8">Bugs</text:p>
      <text:p text:style-name="P9"/>
      <text:list xml:id="list2349347570" text:style-name="L1">
        <text:list-item>
          <text:p text:style-name="P13">Fix waterfall design...lower it</text:p>
        </text:list-item>
        <text:list-item>
          <text:p text:style-name="P13">Keys respawning on level load</text:p>
        </text:list-item>
        <text:list-item>
          <text:p text:style-name="P13">Player doesn’t die when the lantern goes out (see code snippet to the right). Works in other contexts only if the player has been in the light, otherwise player will never die.</text:p>
        </text:list-item>
        <text:list-item>
          <text:p text:style-name="P13">Sign and bridge in front of fog</text:p>
        </text:list-item>
        <text:list-item>
          <text:p text:style-name="P10">Background in town changes color with lantern scale.</text:p>
        </text:list-item>
        <text:list-item>
          <text:p text:style-name="P10">Cave tileset has spaces in certain circumstances (maybe not fix?)</text:p>
        </text:list-item>
        <text:list-item>
          <text:p text:style-name="P12">Gate to caves after being opened can be switched again when reentering level.</text:p>
        </text:list-item>
        <text:list-item>
          <text:p text:style-name="P13">Player dying set in level controller not working.</text:p>
        </text:list-item>
        <text:list-item>
          <text:p text:style-name="P10">Entering church area can cause player to pop into the air. <text:span text:style-name="T6">Seems to happen when going to the area from the caves</text:span></text:p>
        </text:list-item>
        <text:list-item>
          <text:p text:style-name="P10">Player able to jump/duck before lift is at the bottom. <text:span text:style-name="T6">Seems to be automatically jump from one play test</text:span></text:p>
        </text:list-item>
        <text:list-item>
          <text:p text:style-name="P10">Player glitches on elevator near bottom…seems to be only on MacOS.</text:p>
        </text:list-item>
        <text:list-item>
          <text:p text:style-name="P13">Ducking while in air freezes the player in place</text:p>
        </text:list-item>
        <text:list-item>
          <text:p text:style-name="P10">Player animation for ladder climbing won’t animate</text:p>
        </text:list-item>
        <text:list-item>
          <text:p text:style-name="P11"><text:span text:style-name="T5">Player jumpForce doesn’t do anything is hard set somewhere </text:span><text:span text:style-name="T4">Changed variable to jForce now works...might break something, but seems fine now.</text:span></text:p>
        </text:list-item>
        <text:list-item>
          <text:p text:style-name="P13">Lift control works anywhere on the level</text:p>
        </text:list-item>
      </text:list>
      <text:p text:style-name="P8"/>
      <text:p text:style-name="P8">To Do</text:p>
      <text:p text:style-name="P7"/>
      <text:list xml:id="list191310840704737" text:style-name="L1">
        <text:list-item>
          <text:p text:style-name="P10">Clean code and comment</text:p>
        </text:list-item>
        <text:list-item>
          <text:p text:style-name="P10">Lantern needs to go black when it goes out.</text:p>
        </text:list-item>
        <text:list-item>
          <text:p text:style-name="P13">Add in floating hanging shadows like those found in Horseshoe Canyon in the forest level in a clearing</text:p>
        </text:list-item>
        <text:list-item>
          <text:p text:style-name="P10">Keep level loaded in memory when in the save room to increase performance when leaving it.</text:p>
        </text:list-item>
        <text:list-item>
          <text:p text:style-name="P13">Make the fog on the town level smaller</text:p>
        </text:list-item>
        <text:list-item>
          <text:p text:style-name="P14"><text:soft-page-break/><text:span text:style-name="T8">Popups for books etc...</text:span><text:a xlink:type="simple" xlink:href="https://docs.godotengine.org/en/stable/classes/class_popup.html" text:style-name="Internet_20_link" text:visited-style-name="Visited_20_Internet_20_Link">https://docs.godotengine.org/en/stable/classes/class_popup.html</text:a></text:p>
        </text:list-item>
        <text:list-item>
          <text:p text:style-name="P10">Pages for Necronomicon</text:p>
        </text:list-item>
        <text:list-item>
          <text:p text:style-name="P10">Level load times.</text:p>
        </text:list-item>
        <text:list-item>
          <text:p text:style-name="P10">Level transition animation</text:p>
        </text:list-item>
        <text:list-item>
          <text:p text:style-name="P10">Background fade to black as lantern goes out</text:p>
        </text:list-item>
        <text:list-item>
          <text:p text:style-name="P10">Player dying and reloading (save point?)</text:p>
        </text:list-item>
        <text:list-item>
          <text:p text:style-name="P10">Additional play animations (waking up at start of game)</text:p>
        </text:list-item>
        <text:list-item>
          <text:p text:style-name="P10">Madness effects (chromatic aberration), illusions, sounds of whispering</text:p>
        </text:list-item>
        <text:list-item>
          <text:p text:style-name="P10">Lift being at the bottom if the player enters from the town.</text:p>
        </text:list-item>
        <text:list-item>
          <text:p text:style-name="P10">Weather</text:p>
        </text:list-item>
        <text:list-item>
          <text:p text:style-name="P10">Multi-level puzzles</text:p>
        </text:list-item>
        <text:list-item>
          <text:p text:style-name="P10">Flashlight on/off</text:p>
        </text:list-item>
        <text:list-item>
          <text:p text:style-name="P10">Church holds the sun relic. This is the goal for the player and ends the game when obtained. It requires 5 pieces 6 with the inner circle?</text:p>
        </text:list-item>
        <text:list-item>
          <text:p text:style-name="P10">Player able to switch between no light, flashlight, and lantern. Lantern for short range. Flashlight for long range</text:p>
        </text:list-item>
        <text:list-item>
          <text:p text:style-name="P10">Glimpses of the “monsters”</text:p>
        </text:list-item>
        <text:list-item>
          <text:p text:style-name="P10">Player death (random times)</text:p>
        </text:list-item>
        <text:list-item>
          <text:p text:style-name="P10">Conveyors</text:p>
        </text:list-item>
        <text:list-item>
          <text:p text:style-name="P11">Flickering light</text:p>
        </text:list-item>
      </text:list>
      <text:p text:style-name="P4"/>
      <text:p text:style-name="P8">HUD</text:p>
      <text:list xml:id="list191310950336687" text:style-name="L1">
        <text:list-item>
          <text:p text:style-name="P10">In the pause menu?</text:p>
        </text:list-item>
        <text:list-item>
          <text:p text:style-name="P10">Battery power indicator for flashlight</text:p>
        </text:list-item>
        <text:list-item>
          <text:p text:style-name="P10">Candle indicator for lantern</text:p>
        </text:list-item>
        <text:list-item>
          <text:p text:style-name="P10">Keys/relics the player has</text:p>
        </text:list-item>
      </text:list>
      <text:p text:style-name="P4"/>
      <text:p text:style-name="P8">Levels</text:p>
      <text:list xml:id="list191310857706898" text:style-name="L1">
        <text:list-item>
          <text:p text:style-name="P10">Town</text:p>
        </text:list-item>
        <text:list-item>
          <text:p text:style-name="P10">Church (Sun relic)</text:p>
        </text:list-item>
        <text:list-item>
          <text:p text:style-name="P10">Caves</text:p>
        </text:list-item>
        <text:list-item>
          <text:p text:style-name="P10">Mountain (snow)</text:p>
        </text:list-item>
        <text:list-item>
          <text:p text:style-name="P10">Forest (with sporadic cabins)</text:p>
        </text:list-item>
        <text:list-item>
          <text:p text:style-name="P10">Bell tower</text:p>
        </text:list-item>
        <text:list-item>
          <text:p text:style-name="P10">Graveyard/mausoleum</text:p>
        </text:list-item>
        <text:list-item>
          <text:p text:style-name="P10">Swamp</text:p>
        </text:list-item>
        <text:list-item>
          <text:p text:style-name="P10">Bridge </text:p>
        </text:list-item>
      </text:list>
      <text:p text:style-name="P4"/>
      <text:p text:style-name="P8">Puzzles/Level Design</text:p>
      <text:list xml:id="list191312086864307" text:style-name="L1">
        <text:list-item>
          <text:p text:style-name="P10">Collect scrolls to unlock Sun key piece</text:p>
        </text:list-item>
        <text:list-item>
          <text:p text:style-name="P10"><text:soft-page-break/>Find a lever that opens the caves</text:p>
        </text:list-item>
        <text:list-item>
          <text:p text:style-name="P10">Church door locked by sun shards and the inside to have the puzzle for the Necronomicon scrolls?</text:p>
        </text:list-item>
      </text:list>
      <text:p text:style-name="P4"/>
      <text:p text:style-name="P8">Narrative</text:p>
      <text:p text:style-name="P4"/>
      <text:p text:style-name="P2">We became the cogs in our own meat grinder.</text:p>
      <text:p text:style-name="P4">The earthquake and storm have us off course but an island is in the distance, we shall sail there and hope for salvation.</text:p>
      <text:p text:style-name="P2">...they come for us through the darkness...never the light...</text:p>
      <text:p text:style-name="P2">...light! More light!</text:p>
      <text:p text:style-name="P2">...we have come to call them shadow stalkers...</text:p>
      <text:p text:style-name="P2">...the absence of light draws them out...</text:p>
      <text:p text:style-name="P2">...cursed...will the darkness ever end?</text:p>
      <text:p text:style-name="P2">...whatever god or beast we angered...we have paid for it...</text:p>
      <text:p text:style-name="P2">...may the sun, willingly, come and guide us from this fate.</text:p>
      <text:p text:style-name="P2">...we spotted a wrecked ship. Hopes are someone survived and can save us.</text:p>
      <text:p text:style-name="P2">...our records will surpass our lives...and tell the story of a horrible fate.</text:p>
      <text:p text:style-name="P2">...</text:p>
      <text:p text:style-name="P4"/>
      <text:p text:style-name="P2">Premise - Collect the fragments of the sun key to open the door to the sun relic that will end the game.</text:p>
      <text:p text:style-name="P4"><text:line-break/>idle: 1-30</text:p>
      <text:p text:style-name="P4">walk cycle frames: 35 - 53 </text:p>
      <text:p text:style-name="P4">Color value 1</text:p>
      <text:p text:style-name="P4">black .4,.4,.4</text:p>
      <text:p text:style-name="P4">export(String) var text = "Slider" setget set_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Menlo" svg:font-family="Menlo"/>
    <style:font-face style:name="NugSoth" svg:font-family="NugSoth"/>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2.2$Linux_X86_64 LibreOffice_project/00$Build-2</meta:generator>
    <dc:date>2020-10-27T19:52:52.321253188</dc:date>
    <meta:editing-duration>PT29M30S</meta:editing-duration>
    <meta:editing-cycles>1</meta:editing-cycles>
    <meta:document-statistic meta:table-count="0" meta:image-count="0" meta:object-count="0" meta:page-count="3" meta:paragraph-count="83" meta:word-count="671" meta:character-count="3745" meta:non-whitespace-character-count="3207"/>
  </office:meta>
</office:document-meta>
</file>